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C0000020F6FADD3EC.png" manifest:media-type="image/png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valuate the Permissions</text:p>
      <text:p text:style-name="Subtitle"><draw:frame draw:style-name="fr1" draw:name="graphics1" text:anchor-type="paragraph" svg:width="4.6598in" svg:height="5.1598in" draw:z-index="0"><draw:image xlink:href="Pictures/10000000000001DC0000020F6FADD3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loext:contextual-spacing="false" fo:margin-top="0in" fo:margin-bottom="0.0835in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loext:contextual-spacing="false"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5.0313in" style:rel-column-width="32587*"/>
    </style:style>
    <style:style style:name="Table2.B" style:family="table-column">
      <style:table-column-properties style:column-width="5.0868in" style:rel-column-width="32948*"/>
    </style:style>
    <style:style style:name="Table2.1" style:family="table-row">
      <style:table-row-properties style:min-row-height="0.25in"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Bern University of Applied Sciences</text:p>
            </table:table-cell>
            <table:table-cell table:style-name="Table2.B1" office:value-type="string">
              <text:p text:style-name="MP2">Permissions</text:p>
            </table:table-cell>
          </table:table-row>
        </table:table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3">Version 0.1</text:p>
            </table:table-cell>
            <table:table-cell table:style-name="Table1.A1" office:value-type="string">
              <text:p text:style-name="MP4"><text:page-number text:select-page="current">1</text:page-number>/<text:page-count>1</text:page-count></text:p>
            </table:table-cell>
            <table:table-cell table:style-name="Table1.C1" office:value-type="string">
              <text:p text:style-name="MP5"><text:date style:data-style-name="N37" text:date-value="2014-11-27T21:16:31.29" text:fixed="true">11/27/14</text:date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0:44:05</meta:creation-date>
    <dc:date>2014-12-03T15:34:57</dc:date>
    <meta:editing-duration>PT1H39M25S</meta:editing-duration>
    <meta:editing-cycles>36</meta:editing-cycles>
    <meta:generator>LibreOffice/3.5$Linux_X86_64 LibreOffice_project/350m1$Build-2</meta:generator>
    <meta:document-statistic meta:table-count="2" meta:image-count="1" meta:object-count="0" meta:page-count="1" meta:paragraph-count="6" meta:word-count="13" meta:character-count="92" meta:non-whitespace-character-count="8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lorian" VL:creator="" dc:date-time="2014-11-13T12:12:53"/>
</VL:version-list>
</file>